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ValidateTask.initValidato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ValidateTask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eTask.onSuccessfulValidation( int fileProces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eTask.creat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ValidateTask.createXmlReader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Proper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eTask.addConfiguredXMLCatalog( XMLCatalog cata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eTask.setLenient( boolean b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eTask.setWarn( boolean b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eTask.creat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orErrorHandler.init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ValidateTask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ErrorHandler.get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eTask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eTask.create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ValidateTask.createDefaul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eTask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ErrorHandler.fatal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ValidateTask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ValidateTask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eTask.setFailOnError( boolean f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ErrorHandler.doLog( SAXParseException e , int log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eTask.isSax1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ErrorHandler.getMessage( SAXParseException 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MLValidateTask.createDefaultReaderOrPar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ValidateTask.doValidate( File a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XMLValidateTask.setFeature( String feature , boolean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ValidateTask.getXml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eTask.setClasspath( Path clas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idatorErrorHandler.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.set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eTask.setProperty( String name ,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MLValidateTask.execu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ttribut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ErrorHandler.warning( SAXParse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ribu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eTask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